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106cm" draw:marker-start-width="0.359cm" draw:marker-end-width="0.359cm" draw:fill="solid" draw:fill-color="#b6e5fb" draw:opacity="100%" draw:textarea-horizontal-align="justify" draw:textarea-vertical-align="middle" draw:auto-grow-height="false" fo:min-height="3.433cm" fo:min-width="7.224cm" fo:padding-top="0.178cm" fo:padding-bottom="0.178cm" fo:padding-left="0.303cm" fo:padding-right="0.303cm"/>
    </style:style>
    <style:style style:name="gr2" style:family="graphic" style:parent-style-name="standard">
      <style:graphic-properties svg:stroke-width="0.106cm" svg:stroke-color="#579d1c" draw:marker-start-width="0.359cm" draw:marker-end-width="0.359cm" draw:fill="solid" draw:fill-color="#b6cfa5" draw:textarea-horizontal-align="justify" draw:textarea-vertical-align="middle" draw:auto-grow-height="false" fo:min-height="2.698cm" fo:min-width="4.873cm" fo:padding-top="0.178cm" fo:padding-bottom="0.178cm" fo:padding-left="0.303cm" fo:padding-right="0.303cm"/>
    </style:style>
    <style:style style:name="gr3" style:family="graphic" style:parent-style-name="standard">
      <style:graphic-properties draw:stroke="solid" svg:stroke-width="0.106cm" draw:marker-start-width="0.518cm" draw:marker-end-width="0.518cm" draw:fill="solid" draw:fill-color="#b6e5fb" draw:opacity="100%" draw:textarea-horizontal-align="justify" draw:textarea-vertical-align="middle" draw:auto-grow-height="false" fo:min-height="3.327cm" fo:min-width="7.118cm" fo:padding-top="0.231cm" fo:padding-bottom="0.231cm" fo:padding-left="0.356cm" fo:padding-right="0.356cm" draw:shadow="hidden"/>
    </style:style>
    <style:style style:name="P1" style:family="paragraph">
      <loext:graphic-properties draw:fill="solid" draw:fill-color="#b6e5fb" draw:opacity="100%"/>
      <style:paragraph-properties fo:text-align="center"/>
    </style:style>
    <style:style style:name="P2" style:family="paragraph">
      <loext:graphic-properties draw:fill="solid" draw:fill-color="#b6cfa5"/>
      <style:paragraph-properties fo:text-align="center"/>
    </style:style>
  </office:automatic-styles>
  <office:body>
    <office:drawing>
      <draw:page draw:name="page1" draw:style-name="dp1" draw:master-page-name="Default">
        <draw:custom-shape draw:style-name="gr1" draw:text-style-name="P1" draw:layer="layout" svg:width="10.922cm" svg:height="5.207cm" svg:x="4.302cm" svg:y="2.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7.747cm" svg:height="4.318cm" svg:x="4.81cm" svg:y="3.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11.027cm" svg:height="5.312cm" svg:x="0.365cm" svg:y="10.398cm" svg:viewBox="0 0 11028 5313" svg:d="M5977 676c-470-108-991-167-1544-167s-1074 59-1543 167c-472 108-892 265-1243 460-176 99-335 207-475 323-140 118-260 244-358 377-99 134-176 276-228 423-52 149-79 303-79 462s27 313 79 462c52 147 129 289 228 423 98 133 218 259 358 377 140 116 299 224 475 323 351 195 771 352 1243 460 469 108 990 167 1543 167s1074-59 1544-167c471-108 891-265 1242-460 177-99 336-207 475-323 141-118 261-244 359-377 99-134 176-276 228-423 52-149 79-303 79-462s-27-313-79-462c-52-147-129-289-228-423-98-133-218-259-359-377-139-116-298-224-475-323-351-195-771-352-1242-460zM7684 200c661 130 1252 318 1744 553 248 118 471 248 666 388 197 140 366 291 503 451 139 161 247 331 319 508 74 179 112 365 112 556s-38 377-112 556c-72 177-180 347-319 508-137 160-306 311-503 452-195 140-418 269-666 387-492 235-1082 424-1744 554-661 129-1392 200-2170 200s-1509-71-2170-200c-662-130-1252-319-1744-554-248-118-471-247-666-387-197-141-366-292-503-452-139-161-247-331-319-508-74-179-112-365-112-556s38-377 112-556c72-177 180-347 319-508 137-160 306-311 503-451 195-140 418-270 666-388 492-235 1083-423 1744-553 661-129 1392-200 2170-200s1509 71 2170 200z">
          <text:p/>
        </draw:path>
        <draw:custom-shape draw:style-name="gr2" draw:text-style-name="P2" draw:layer="layout" svg:width="7.747cm" svg:height="4.318cm" svg:x="12.229cm" svg:y="10.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 Lucas</meta:initial-creator>
    <meta:creation-date>2018-12-14T10:27:55.784938364</meta:creation-date>
    <dc:date>2018-12-14T10:36:55.927936880</dc:date>
    <dc:creator>Philipp Lucas</dc:creator>
    <meta:editing-duration>PT9M</meta:editing-duration>
    <meta:editing-cycles>1</meta:editing-cycles>
    <meta:document-statistic meta:object-count="4"/>
    <meta:generator>LibreOffice/6.0.6.2$Linux_X86_64 LibreOffice_project/00m0$Build-2</meta:generator>
  </office:meta>
</office:document-meta>
</file>